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GUEVARA CHUNCHO JUAN DE LA 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496369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699166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CAHUANA LETONA, PERC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282319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58 112 0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UEVARA CHUNCHO JUAN DE LA CRUZ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2496367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31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5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57987608</text:p>
          </table:table-cell>
          <table:table-cell table:style-name="Tabla2.D3" office:value-type="string">
            <text:p text:style-name="P23">39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1:11:5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